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25-06-0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25-03-13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24-12-17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24-09-20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24-06-20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24-03-0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23-12-08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23-06-13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23-03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22-12-02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22-09-22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22-06-0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22-03-15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21-12-1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21-09-15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21-06-2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21-03-2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20-12-20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20-09-23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20-06-04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19-12-13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19-09-12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19-06-05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19-03-20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18-12-13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18-09-11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18-06-08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18-03-15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17-12-13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17-09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17-06-28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17-03-2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13-08-0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13-02-1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12-08-0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12-02-2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11-07-2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11-06-2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11-05-2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11-04-2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11-03-22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11-02-1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11-01-26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10-12-22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10-11-24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10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10-09-20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10-08-1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10-07-2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1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07-08-22 0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06-08-29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06-06-29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04-08-18 2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04-05-19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04-02-12 2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03-11-1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03-08-15 0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03-05-19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03-02-0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02-11-13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02-08-14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02-05-08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02-02-19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01-11-15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01-08-09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01-05-0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01-02-14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00-11-09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00-08-15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00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2000-02-24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99-11-02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99-08-09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99-05-03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99-02-10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98-11-02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98-08-03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98-05-04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98-02-09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97-11-1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97-08-04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97-05-07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94-11-07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94-05-04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93-08-24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93-05-06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93-02-04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92-11-06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92-08-04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92-05-18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92-02-19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91-11-1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91-09-24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91-05-31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91-03-2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90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90-09-17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90-07-17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9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8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8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8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8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8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8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8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88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87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8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8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8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86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8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86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86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8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8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8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8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8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8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8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8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8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8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8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8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8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8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8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8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8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7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7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7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7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7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7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7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7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77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7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8</text:p>
          </table:table-cell>
          <table:table-cell office:value-type="string" calcext:value-type="string">
            <text:p>Garrison 170</text:p>
          </table:table-cell>
          <table:table-cell office:value-type="string" calcext:value-type="string">
            <text:p>197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12" meta:object-count="0"/>
    <meta:user-defined meta:name="AppVersion">3.0</meta:user-defined>
  </office:meta>
</office:document-meta>
</file>